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Bold" svg:font-family="'Times New Roman,Bold'"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justify" style:justify-single-word="false"/>
      <style:text-properties officeooo:paragraph-rsid="001f8181"/>
    </style:style>
    <style:style style:name="P2" style:family="paragraph" style:parent-style-name="Standard">
      <style:paragraph-properties fo:margin-top="0in" fo:margin-bottom="0in" loext:contextual-spacing="false" fo:line-height="100%" fo:text-align="justify" style:justify-single-word="false"/>
      <style:text-properties fo:color="#000000" fo:font-size="18pt" style:text-underline-style="none" officeooo:paragraph-rsid="001f8181" style:font-name-asian="Times New Roman,Bold" style:font-size-asian="18pt" style:font-size-complex="18pt" style:font-weight-complex="bold"/>
    </style:style>
    <style:style style:name="T1" style:family="text">
      <style:text-properties fo:color="#000000" style:text-underline-style="none" style:font-name-asian="Times New Roman,Bold" style:font-size-complex="14pt"/>
    </style:style>
    <style:style style:name="T2" style:family="text">
      <style:text-properties fo:color="#000000" fo:font-size="18pt" style:text-underline-style="none" style:font-name-asian="Times New Roman,Bold" style:font-size-asian="18pt" style:font-size-complex="18pt" style:font-weight-complex="bold"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1. Giới thiệu về phòng Quản lý NCKH</text:span></text:p>
      <text:p text:style-name="P2"/>
      <text:p text:style-name="P1"><text:span text:style-name="T1">Phòng quản lý nghiên cứu khoa học được thành lập vào ngày 15 tháng 10 năm 2008 với mục đích chính là giúp và tham mưu cho Hiệu trưởng về công tác quản lý các đề tài khoa học được thực hiện và quản lý các chính sách đối nội, đối ngoại của nhà trường. Công tác quản lý của phòng được áp dụng theo chuẩn ISO 1001: 2000 và kể từ ngày 07 tháng 02 năm 2009 được sửa đổi thành thành ISO 1001: 2008</text:span></text:p>
      <text:p text:style-name="P1"><text:span text:style-name="T1">Mục đích áp dụng của chuẩn ISO 1001:2008 là:</text:span></text:p>
      <text:p text:style-name="P1"><text:span text:style-name="T1">+ Giúp cho Hiệu trưởng, Hội đồng Khoa học và Đào tạo kiểm tra, giám sát và đánh giá công tác NCKH của nhà trường.</text:span></text:p>
      <text:p text:style-name="P1"><text:span text:style-name="T1">+ Giúp cho cán bộ Phòng Quản lý Khoa học và Đối ngoại nắm được quy trình làm việc, nhiệm vụ, quyền hạn trong công việc được giao.</text:span></text:p>
      <text:p text:style-name="P1"><text:span text:style-name="T1">+ Giúp cho các cán bộ, giảng viên và sinh viên tham gia NCKH thực hiện đúng theo quy trình về công tác NCKH của nhà trường.</text:span></text:p>
      <text:p text:style-name="P1"><text:span text:style-name="T1">Mô hình quản lý:</text:span></text:p>
      <text:p text:style-name="P1"><text:span text:style-name="T1">- Trưởng phòng: là cán bộ quản lý đứng đầu trong phòng; chịu trách nhiệm với Hiệu trưởng về kết quả tổ chức thực hiện các nhiệm vụ được giao; lãnh đạo, đôn đốc, điều hành mọi công việc của phòng mình quản lý.</text:span></text:p>
      <text:p text:style-name="P1"><text:span text:style-name="T1">- Phó phòng: là cán bộ quản lý giúp việc cho Trưởng phòng, thực hiện quản lý, thi hành những nhiệm vụ Trưởng phòng giao cho. Chịu trách nhiệm về mọi hoạt động của các thành viên trong phòng mình.</text:span></text:p>
      <text:p text:style-name="P1"><text:span text:style-name="T1">- Nhân viên: là người thực tiếp thực hiện các công việc được giao. Thông tin về các đơn vị hoạt động trong phòng.</text:span></text:p>
      <text:p text:style-name="P1"><text:span text:style-name="T1">- Một phó phòng chịu trách nhiệm quản lý các hoạt động nghiên cứu, quản lý đề tài nghiên cứu khoa học, các hoạt động liên quan đến các cuộc hội nghị, hội thảo của nhà trường.</text:span></text:p>
      <text:p text:style-name="P1"><text:span text:style-name="T1">- Hai phó phòng phụ trách nhiệm chuyên sâu về mảng đối ngoại của nhà trường; như tìm kiếm các cơ hội hợp tác với nước ngoài, tìm kiếm những nhà tài trợ và liên kết đào tạo tại các nước như Trung Quốc, B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Bold" svg:font-family="'Times New Roman,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09:51:51.662742525</meta:creation-date>
    <dc:date>2017-05-05T09:53:00.822900298</dc:date>
    <meta:editing-duration>PT1M9S</meta:editing-duration>
    <meta:editing-cycles>1</meta:editing-cycles>
    <meta:document-statistic meta:table-count="0" meta:image-count="0" meta:object-count="0" meta:page-count="1" meta:paragraph-count="12" meta:word-count="377" meta:character-count="1747" meta:non-whitespace-character-count="1382"/>
    <meta:generator>LibreOffice/5.1.4.2$Linux_X86_64 LibreOffice_project/10m0$Build-2</meta:generator>
  </office:meta>
</office:document-meta>
</file>